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table:shapes>
          <draw:frame draw:z-index="0" draw:style-name="gr1" draw:text-style-name="P1" svg:width="159.99mm" svg:height="89.99mm" svg:x="237.12mm" svg:y="1mm">
            <draw:object draw:notify-on-update-of-ranges="TargetFilldegree.F1:TargetFilldegree.F1 TargetFilldegree.F2:TargetFilldegree.F101 TargetFilldegree.L1:TargetFilldegree.L1 TargetFilldegree.L2:TargetFilldegree.L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,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,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,5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8" calcext:value-type="float">
            <text:p>8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2" calcext:value-type="float">
            <text:p>13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7T08:58:26.400000000</dc:date>
    <meta:editing-duration>PT54S</meta:editing-duration>
    <meta:editing-cycles>1</meta:editing-cycles>
    <meta:document-statistic meta:table-count="1" meta:cell-count="1818" meta:object-count="1"/>
    <meta:generator>LibreOffice/6.0.4.2$Windows_X86_64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75cm" svg:y="3.96cm" style:legend-expansion="high" chart:style-name="ch2"/>
        <chart:plot-area chart:style-name="ch3" table:cell-range-address="TargetFilldegree.F1:TargetFilldegree.F101 TargetFilldegree.L1:TargetFilldegree.L101" chart:data-source-has-labels="row" svg:x="0.32cm" svg:y="0.18cm" svg:width="11.935cm" svg:height="8.64cm">
          <chartooo:coordinate-region svg:x="1.153cm" svg:y="0.375cm" svg:width="11.102cm" svg:height="7.6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rgetFilldegree.F2:TargetFilldegree.F101" chart:label-cell-address="TargetFilldegree.F1:TargetFilldegree.F1" chart:class="chart:line">
            <chart:data-point chart:repeated="100"/>
          </chart:series>
          <chart:series chart:style-name="ch7" chart:values-cell-range-address="TargetFilldegree.L2:TargetFilldegree.L101" chart:label-cell-address="TargetFilldegree.L1:TargetFilldegree.L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Filldegree</text:p>
                <draw:g>
                  <svg:desc>TargetFilldegree.F1:TargetFilldegree.F1</svg:desc>
                </draw:g>
              </table:table-cell>
              <table:table-cell office:value-type="string">
                <text:p>timeTotal</text:p>
                <draw:g>
                  <svg:desc>TargetFilldegree.L1:TargetFilldegre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TargetFilldegree.F2:TargetFilldegree.F101</svg:desc>
                </draw:g>
              </table:table-cell>
              <table:table-cell office:value-type="float" office:value="8">
                <text:p>8</text:p>
                <draw:g>
                  <svg:desc>TargetFilldegree.L2:TargetFilldegree.L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9">
                <text:p>8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">
                <text:p>9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">
                <text:p>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">
                <text:p>8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">
                <text:p>8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2">
                <text:p>8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1">
                <text:p>8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1">
                <text:p>8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2">
                <text:p>8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9">
                <text:p>7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">
                <text:p>8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">
                <text:p>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">
                <text:p>8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2">
                <text:p>8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">
                <text:p>8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